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12,225,726,657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06,950,600,690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88,943,457,301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78,064,471,137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01,313,497,220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90,906,575,136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76,206,659,722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68,291,357,111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46,517,541,181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21,373,602,348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33,131,369,930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37,188,946,865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11,538,810,712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14,720,129,550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03,905,210,084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8,250,885,550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6,627,729,311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3,872,425,916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2,623,281,956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8,762,260,625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56,227,169,851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6,075,143,415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70,140,835,299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18:58.605951608</dc:date>
    <meta:editing-duration>PT5H10M23S</meta:editing-duration>
    <meta:editing-cycles>120</meta:editing-cycles>
    <meta:generator>LibreOffice/7.2.6.2$Linux_X86_64 LibreOffice_project/20$Build-2</meta:generator>
    <meta:document-statistic meta:table-count="1" meta:cell-count="48" meta:object-count="0"/>
  </office:meta>
</office:document-meta>
</file>